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357232" officeooo:paragraph-rsid="00357232" style:font-size-asian="14pt" style:font-size-complex="14pt"/>
    </style:style>
    <style:style style:name="P4" style:family="paragraph" style:parent-style-name="Standard">
      <style:text-properties fo:font-size="14pt" officeooo:rsid="0037657e" officeooo:paragraph-rsid="0037657e" style:font-size-asian="14pt" style:font-size-complex="14pt"/>
    </style:style>
    <style:style style:name="P5" style:family="paragraph" style:parent-style-name="Standard">
      <style:text-properties fo:font-size="14pt" officeooo:paragraph-rsid="00383e42" style:font-size-asian="14pt" style:font-size-complex="14pt"/>
    </style:style>
    <style:style style:name="P6" style:family="paragraph" style:parent-style-name="Standard">
      <style:text-properties fo:font-size="14pt" officeooo:rsid="00383e42" officeooo:paragraph-rsid="00383e42" style:font-size-asian="14pt" style:font-size-complex="14pt"/>
    </style:style>
    <style:style style:name="P7" style:family="paragraph" style:parent-style-name="Standard">
      <style:text-properties fo:font-size="14pt" officeooo:paragraph-rsid="0039c4b5" style:font-size-asian="14pt" style:font-size-complex="14pt"/>
    </style:style>
    <style:style style:name="P8" style:family="paragraph" style:parent-style-name="Standard">
      <style:text-properties fo:font-size="14pt" officeooo:paragraph-rsid="003b7cba" style:font-size-asian="14pt" style:font-size-complex="14pt"/>
    </style:style>
    <style:style style:name="P9" style:family="paragraph" style:parent-style-name="Standard">
      <style:text-properties fo:font-size="14pt" officeooo:rsid="0040cd34" officeooo:paragraph-rsid="0040cd34" style:font-size-asian="14pt" style:font-size-complex="14pt"/>
    </style:style>
    <style:style style:name="P10" style:family="paragraph" style:parent-style-name="Standard">
      <style:text-properties fo:font-size="14pt" officeooo:paragraph-rsid="00423280" style:font-size-asian="14pt" style:font-size-complex="14pt"/>
    </style:style>
    <style:style style:name="P11" style:family="paragraph" style:parent-style-name="Standard">
      <style:text-properties fo:font-size="14pt" officeooo:paragraph-rsid="0044437d" style:font-size-asian="14pt" style:font-size-complex="14pt"/>
    </style:style>
    <style:style style:name="P12" style:family="paragraph" style:parent-style-name="Standard">
      <style:text-properties fo:font-size="14pt" officeooo:paragraph-rsid="0049bf2e" style:font-size-asian="14pt" style:font-size-complex="14pt"/>
    </style:style>
    <style:style style:name="P13" style:family="paragraph" style:parent-style-name="Standard">
      <style:text-properties fo:font-size="14pt" officeooo:rsid="0049bf2e" officeooo:paragraph-rsid="0049bf2e" style:font-size-asian="14pt" style:font-size-complex="14pt"/>
    </style:style>
    <style:style style:name="P14" style:family="paragraph" style:parent-style-name="Standard">
      <style:text-properties fo:font-size="14pt" officeooo:paragraph-rsid="004af8ba" style:font-size-asian="14pt" style:font-size-complex="14pt"/>
    </style:style>
    <style:style style:name="P15" style:family="paragraph" style:parent-style-name="Standard">
      <style:text-properties fo:font-size="14pt" officeooo:paragraph-rsid="004c67ac" style:font-size-asian="14pt" style:font-size-complex="14pt"/>
    </style:style>
    <style:style style:name="P16" style:family="paragraph" style:parent-style-name="Standard">
      <style:text-properties fo:font-size="14pt" officeooo:paragraph-rsid="005058bb" style:font-size-asian="14pt" style:font-size-complex="14pt"/>
    </style:style>
    <style:style style:name="P17" style:family="paragraph" style:parent-style-name="Standard">
      <style:text-properties fo:font-size="14pt" fo:font-weight="normal" officeooo:rsid="003f0d98" officeooo:paragraph-rsid="003f0d98" style:font-size-asian="14pt" style:font-weight-asian="normal" style:font-size-complex="14pt" style:font-weight-complex="normal"/>
    </style:style>
    <style:style style:name="P18" style:family="paragraph" style:parent-style-name="Standard">
      <style:text-properties fo:font-size="14pt" fo:font-weight="normal" officeooo:rsid="0047efa0" officeooo:paragraph-rsid="0047efa0" style:font-size-asian="14pt" style:font-weight-asian="normal" style:font-size-complex="14pt" style:font-weight-complex="normal"/>
    </style:style>
    <style:style style:name="P19" style:family="paragraph" style:parent-style-name="Standard">
      <style:text-properties fo:font-size="14pt" fo:font-style="normal" officeooo:rsid="00383e42" officeooo:paragraph-rsid="0037657e" style:font-size-asian="14pt" style:font-style-asian="normal" style:font-size-complex="14pt" style:font-style-complex="normal"/>
    </style:style>
    <style:style style:name="P20" style:family="paragraph" style:parent-style-name="Standard">
      <style:text-properties fo:font-size="14pt" fo:font-style="normal" officeooo:rsid="00383e42" officeooo:paragraph-rsid="00383e42" style:font-size-asian="14pt" style:font-style-asian="normal" style:font-size-complex="14pt" style:font-style-complex="normal"/>
    </style:style>
    <style:style style:name="P21" style:family="paragraph" style:parent-style-name="Standard">
      <style:text-properties fo:font-size="14pt" fo:font-style="normal" officeooo:rsid="0039c4b5" officeooo:paragraph-rsid="0039c4b5" style:font-size-asian="14pt" style:font-style-asian="normal" style:font-size-complex="14pt" style:font-style-complex="normal"/>
    </style:style>
    <style:style style:name="P22" style:family="paragraph" style:parent-style-name="Standard">
      <style:text-properties fo:font-size="14pt" fo:font-style="normal" style:text-underline-style="solid" style:text-underline-width="auto" style:text-underline-color="font-color" fo:font-weight="bold" officeooo:rsid="0039c4b5" officeooo:paragraph-rsid="0039c4b5"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solid" style:text-underline-width="auto" style:text-underline-color="font-color" fo:font-weight="bold" officeooo:rsid="0039c4b5" officeooo:paragraph-rsid="003b7cba"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style:text-underline-style="none" fo:font-weight="normal" officeooo:rsid="0039c4b5" officeooo:paragraph-rsid="0039c4b5"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39c4b5" officeooo:paragraph-rsid="003b7cba"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3b7cba" officeooo:paragraph-rsid="003b7cba"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weight="bold" officeooo:rsid="003b7cba" officeooo:paragraph-rsid="003e29e9" style:font-size-asian="14pt" style:font-weight-asian="bold" style:font-size-complex="14pt" style:font-weight-complex="bold"/>
    </style:style>
    <style:style style:name="P28" style:family="paragraph" style:parent-style-name="Standard">
      <style:text-properties fo:font-size="14pt" fo:font-weight="bold" officeooo:rsid="003b7cba" officeooo:paragraph-rsid="003f0d98" style:font-size-asian="14pt" style:font-weight-asian="bold" style:font-size-complex="14pt" style:font-weight-complex="bold"/>
    </style:style>
    <style:style style:name="P29" style:family="paragraph" style:parent-style-name="Standard">
      <style:text-properties fo:font-size="14pt" fo:font-weight="bold" officeooo:rsid="003b7cba" officeooo:paragraph-rsid="0044437d" style:font-size-asian="14pt" style:font-weight-asian="bold" style:font-size-complex="14pt" style:font-weight-complex="bold"/>
    </style:style>
    <style:style style:name="P30" style:family="paragraph" style:parent-style-name="Standard">
      <style:text-properties fo:font-size="14pt" fo:font-weight="bold" officeooo:rsid="004ec1b8" officeooo:paragraph-rsid="004ec1b8"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32pt" style:font-size-asian="32pt" style:font-size-complex="32pt"/>
    </style:style>
    <style:style style:name="P32" style:family="paragraph" style:parent-style-name="Standard">
      <style:paragraph-properties fo:text-align="center" style:justify-single-word="false"/>
      <style:text-properties fo:font-size="32pt" fo:font-weight="bold" officeooo:paragraph-rsid="002cc69b" style:font-size-asian="32pt" style:font-weight-asian="bold" style:font-size-complex="32pt" style:font-weight-complex="bold"/>
    </style:style>
    <style:style style:name="P3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383e42"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39c4b5"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paragraph-rsid="003b7cba" style:font-size-asian="20pt" style:font-weight-asian="bold" style:font-size-complex="20pt" style:font-weight-complex="bold"/>
    </style:style>
    <style:style style:name="P37" style:family="paragraph" style:parent-style-name="Standard">
      <style:paragraph-properties fo:text-align="center" style:justify-single-word="false"/>
      <style:text-properties fo:font-size="20pt" fo:font-weight="bold" officeooo:paragraph-rsid="00423280"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paragraph-rsid="0044437d"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paragraph-rsid="0049bf2e"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fo:font-weight="bold" officeooo:paragraph-rsid="004af8ba"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fo:font-weight="bold" officeooo:paragraph-rsid="005058bb" style:font-size-asian="20pt" style:font-weight-asian="bold" style:font-size-complex="20pt" style:font-weight-complex="bold"/>
    </style:style>
    <style:style style:name="P42" style:family="paragraph" style:parent-style-name="Standard">
      <style:text-properties style:text-position="0% 100%" fo:font-size="14pt" officeooo:paragraph-rsid="0039c4b5" style:font-size-asian="14pt" style:font-size-complex="14pt"/>
    </style:style>
    <style:style style:name="P43" style:family="paragraph" style:parent-style-name="Standard">
      <style:text-properties style:text-position="0% 100%" fo:font-size="14pt" officeooo:paragraph-rsid="003b7cba" style:font-size-asian="14pt" style:font-size-complex="14pt"/>
    </style:style>
    <style:style style:name="P44" style:family="paragraph" style:parent-style-name="Standard">
      <style:text-properties style:text-position="0% 100%" fo:font-size="14pt" officeooo:paragraph-rsid="003ca6bc" style:font-size-asian="14pt" style:font-size-complex="14pt"/>
    </style:style>
    <style:style style:name="P45" style:family="paragraph" style:parent-style-name="Standard">
      <style:text-properties style:text-position="0% 100%" fo:font-size="14pt" officeooo:paragraph-rsid="0049bf2e" style:font-size-asian="14pt" style:font-size-complex="14pt"/>
    </style:style>
    <style:style style:name="P46" style:family="paragraph" style:parent-style-name="Standard">
      <style:text-properties style:text-position="0% 100%" fo:font-size="14pt" officeooo:paragraph-rsid="004af8ba" style:font-size-asian="14pt" style:font-size-complex="14pt"/>
    </style:style>
    <style:style style:name="P47" style:family="paragraph" style:parent-style-name="Standard">
      <style:text-properties style:text-position="0% 100%" fo:font-size="14pt" officeooo:rsid="004af8ba" officeooo:paragraph-rsid="004af8ba" style:font-size-asian="14pt" style:font-size-complex="14pt"/>
    </style:style>
    <style:style style:name="P48" style:family="paragraph" style:parent-style-name="Standard">
      <style:text-properties style:text-position="0% 100%" fo:font-size="14pt" officeooo:paragraph-rsid="004c67ac" style:font-size-asian="14pt" style:font-size-complex="14pt"/>
    </style:style>
    <style:style style:name="P49" style:family="paragraph" style:parent-style-name="Standard">
      <style:text-properties style:text-position="0% 100%" fo:font-size="14pt" officeooo:rsid="004c67ac" officeooo:paragraph-rsid="004c67ac" style:font-size-asian="14pt" style:font-size-complex="14pt"/>
    </style:style>
    <style:style style:name="P50" style:family="paragraph" style:parent-style-name="Standard">
      <style:text-properties style:text-position="0% 100%" fo:font-size="14pt" officeooo:rsid="004ded20" officeooo:paragraph-rsid="004ded20" style:font-size-asian="14pt" style:font-size-complex="14pt"/>
    </style:style>
    <style:style style:name="P51" style:family="paragraph" style:parent-style-name="Standard">
      <style:text-properties style:text-position="0% 100%" fo:font-size="14pt" officeooo:rsid="004ec1b8" officeooo:paragraph-rsid="004ec1b8" style:font-size-asian="14pt" style:font-size-complex="14pt"/>
    </style:style>
    <style:style style:name="P52" style:family="paragraph" style:parent-style-name="Standard">
      <style:text-properties style:text-position="0% 100%" fo:font-size="14pt" fo:font-style="normal" style:text-underline-style="solid" style:text-underline-width="auto" style:text-underline-color="font-color" fo:font-weight="bold" officeooo:rsid="003b7cba" officeooo:paragraph-rsid="003b7cba" style:font-size-asian="14pt" style:font-style-asian="normal" style:font-weight-asian="bold" style:font-size-complex="14pt" style:font-style-complex="normal" style:font-weight-complex="bold"/>
    </style:style>
    <style:style style:name="P53" style:family="paragraph" style:parent-style-name="Standard">
      <style:text-properties style:text-position="0% 100%" fo:font-size="14pt" fo:font-style="normal" style:text-underline-style="solid" style:text-underline-width="auto" style:text-underline-color="font-color" fo:font-weight="bold" officeooo:rsid="003b7cba" officeooo:paragraph-rsid="003ca6bc" style:font-size-asian="14pt" style:font-style-asian="normal" style:font-weight-asian="bold" style:font-size-complex="14pt" style:font-style-complex="normal" style:font-weight-complex="bold"/>
    </style:style>
    <style:style style:name="P54" style:family="paragraph" style:parent-style-name="Standard">
      <style:text-properties style:text-position="0% 100%" fo:font-size="14pt" fo:font-style="normal" style:text-underline-style="solid" style:text-underline-width="auto" style:text-underline-color="font-color" fo:font-weight="bold" officeooo:rsid="003ca6bc" officeooo:paragraph-rsid="003ca6bc" style:font-size-asian="14pt" style:font-style-asian="normal" style:font-weight-asian="bold" style:font-size-complex="14pt" style:font-style-complex="normal" style:font-weight-complex="bold"/>
    </style:style>
    <style:style style:name="P55" style:family="paragraph" style:parent-style-name="Standard">
      <style:text-properties style:text-position="0% 100%" fo:font-size="14pt" fo:font-style="normal" style:text-underline-style="solid" style:text-underline-width="auto" style:text-underline-color="font-color" fo:font-weight="bold" officeooo:rsid="003e29e9" officeooo:paragraph-rsid="003e29e9" style:font-size-asian="14pt" style:font-style-asian="normal" style:font-weight-asian="bold" style:font-size-complex="14pt" style:font-style-complex="normal" style:font-weight-complex="bold"/>
    </style:style>
    <style:style style:name="P56" style:family="paragraph" style:parent-style-name="Standard">
      <style:text-properties style:text-position="0% 100%" fo:font-size="14pt" fo:font-style="normal" style:text-underline-style="solid" style:text-underline-width="auto" style:text-underline-color="font-color" fo:font-weight="bold" officeooo:rsid="0044437d" officeooo:paragraph-rsid="0044437d" style:font-size-asian="14pt" style:font-style-asian="normal" style:font-weight-asian="bold" style:font-size-complex="14pt" style:font-style-complex="normal" style:font-weight-complex="bold"/>
    </style:style>
    <style:style style:name="P57" style:family="paragraph" style:parent-style-name="Standard">
      <style:text-properties style:text-position="0% 100%" fo:font-size="14pt" fo:font-style="normal" style:text-underline-style="none" fo:font-weight="normal" officeooo:rsid="003b7cba" officeooo:paragraph-rsid="003b7cba"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fo:font-size="14pt" fo:font-style="normal" style:text-underline-style="none" fo:font-weight="normal" officeooo:rsid="003ca6bc" officeooo:paragraph-rsid="003ca6bc"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fo:font-size="14pt" fo:font-style="normal" style:text-underline-style="none" fo:font-weight="normal" officeooo:rsid="003e29e9" officeooo:paragraph-rsid="003e29e9" style:font-size-asian="14pt" style:font-style-asian="normal" style:font-weight-asian="normal" style:font-size-complex="14pt" style:font-style-complex="normal" style:font-weight-complex="normal"/>
    </style:style>
    <style:style style:name="P60" style:family="paragraph" style:parent-style-name="Standard">
      <style:text-properties style:text-position="0% 100%" fo:font-size="14pt" fo:font-style="normal" style:text-underline-style="none" fo:font-weight="normal" officeooo:rsid="003e29e9" officeooo:paragraph-rsid="003f0d98" style:font-size-asian="14pt" style:font-style-asian="normal" style:font-weight-asian="normal" style:font-size-complex="14pt" style:font-style-complex="normal" style:font-weight-complex="normal"/>
    </style:style>
    <style:style style:name="P61" style:family="paragraph" style:parent-style-name="Standard">
      <style:text-properties style:text-position="0% 100%" fo:font-size="14pt" fo:font-style="normal" style:text-underline-style="none" fo:font-weight="normal" officeooo:rsid="003e29e9" officeooo:paragraph-rsid="0044437d" style:font-size-asian="14pt" style:font-style-asian="normal" style:font-weight-asian="normal" style:font-size-complex="14pt" style:font-style-complex="normal" style:font-weight-complex="normal"/>
    </style:style>
    <style:style style:name="P62" style:family="paragraph" style:parent-style-name="Standard">
      <style:text-properties style:text-position="0% 100%" fo:font-size="14pt" fo:font-style="normal" style:text-underline-style="none" fo:font-weight="normal" officeooo:rsid="00423280" officeooo:paragraph-rsid="00423280" style:font-size-asian="14pt" style:font-style-asian="normal" style:font-weight-asian="normal" style:font-size-complex="14pt" style:font-style-complex="normal" style:font-weight-complex="normal"/>
    </style:style>
    <style:style style:name="P63" style:family="paragraph" style:parent-style-name="Standard">
      <style:text-properties style:text-position="0% 100%" fo:font-size="14pt" fo:font-style="normal" style:text-underline-style="none" fo:font-weight="normal" officeooo:rsid="00423280" officeooo:paragraph-rsid="0043b64a"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fo:font-size="14pt" fo:font-style="normal" style:text-underline-style="none" fo:font-weight="normal" officeooo:rsid="0043b64a" officeooo:paragraph-rsid="0043b64a"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fo:font-size="14pt" fo:font-style="normal" style:text-underline-style="none" fo:font-weight="normal" officeooo:rsid="0045fdd4" officeooo:paragraph-rsid="0045fdd4"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fo:font-size="14pt" fo:font-style="normal" style:text-underline-style="none" fo:font-weight="normal" officeooo:rsid="0045fdd4" officeooo:paragraph-rsid="0047cbfe"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fo:font-size="14pt" fo:font-style="normal" style:text-underline-style="none" fo:font-weight="normal" officeooo:rsid="0044437d" officeooo:paragraph-rsid="0044437d"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fo:font-size="14pt" fo:font-style="normal" style:text-underline-style="none" fo:font-weight="bold" officeooo:rsid="0043b64a" officeooo:paragraph-rsid="0043b64a" style:font-size-asian="14pt" style:font-style-asian="normal" style:font-weight-asian="bold" style:font-size-complex="14pt" style:font-style-complex="normal" style:font-weight-complex="bold"/>
    </style:style>
    <style:style style:name="P69" style:family="paragraph" style:parent-style-name="Standard">
      <style:text-properties style:font-name="Courier 10 Pitch" fo:font-size="14pt" officeooo:paragraph-rsid="0039c4b5" style:font-size-asian="14pt" style:font-size-complex="14pt"/>
    </style:style>
    <style:style style:name="P70" style:family="paragraph" style:parent-style-name="Standard">
      <style:text-properties fo:font-size="14pt" fo:font-weight="normal" officeooo:rsid="0044437d" officeooo:paragraph-rsid="0044437d" style:font-size-asian="14pt" style:font-weight-asian="normal" style:font-size-complex="14pt" style:font-weight-complex="normal"/>
    </style:style>
    <style:style style:name="P71" style:family="paragraph" style:parent-style-name="Standard">
      <style:text-properties fo:font-size="14pt" fo:font-weight="normal" officeooo:rsid="004ec1b8" officeooo:paragraph-rsid="004ec1b8" style:font-size-asian="14pt" style:font-weight-asian="normal" style:font-size-complex="14pt" style:font-weight-complex="normal"/>
    </style:style>
    <style:style style:name="P72" style:family="paragraph" style:parent-style-name="Standard">
      <style:text-properties fo:font-size="14pt" fo:font-weight="normal" officeooo:rsid="004c67ac" officeooo:paragraph-rsid="004c67ac" style:font-size-asian="14pt" style:font-weight-asian="normal" style:font-size-complex="14pt" style:font-weight-complex="normal"/>
    </style:style>
    <style:style style:name="P73" style:family="paragraph" style:parent-style-name="Standard">
      <style:text-properties fo:font-size="14pt" fo:font-style="normal" style:text-underline-style="none" fo:font-weight="normal" officeooo:rsid="0039c4b5" officeooo:paragraph-rsid="0039c4b5"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style:text-underline-style="none" fo:font-weight="normal" officeooo:rsid="00516720" officeooo:paragraph-rsid="00516720" style:font-size-asian="14pt" style:font-style-asian="normal" style:font-weight-asian="normal" style:font-size-complex="14pt" style:font-style-complex="normal" style:font-weight-complex="normal"/>
    </style:style>
    <style:style style:name="P75" style:family="paragraph" style:parent-style-name="Standard">
      <style:text-properties fo:font-size="14pt" fo:font-style="normal" style:text-underline-style="none" fo:font-weight="normal" officeooo:rsid="0052850b" officeooo:paragraph-rsid="0052850b"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fo:font-size="14pt" officeooo:paragraph-rsid="0049bf2e" style:font-size-asian="14pt" style:font-size-complex="14pt"/>
    </style:style>
    <style:style style:name="P77" style:family="paragraph" style:parent-style-name="Standard">
      <style:text-properties style:text-position="0% 100%" fo:font-size="14pt" officeooo:rsid="004ec1b8" officeooo:paragraph-rsid="004ec1b8" style:font-size-asian="14pt" style:font-size-complex="14pt"/>
    </style:style>
    <style:style style:name="P78" style:family="paragraph" style:parent-style-name="Standard">
      <style:text-properties style:text-position="0% 100%" fo:font-size="14pt" officeooo:rsid="0050bd43" officeooo:paragraph-rsid="0050bd43" style:font-size-asian="14pt" style:font-size-complex="14pt"/>
    </style:style>
    <style:style style:name="P79" style:family="paragraph" style:parent-style-name="Standard">
      <style:text-properties style:text-position="0% 100%" fo:font-size="14pt" officeooo:paragraph-rsid="003b7cba" style:font-size-asian="14pt" style:font-size-complex="14pt"/>
    </style:style>
    <style:style style:name="P80" style:family="paragraph" style:parent-style-name="Standard">
      <style:text-properties style:text-position="0% 100%" fo:font-size="14pt" officeooo:rsid="0052850b" officeooo:paragraph-rsid="0052850b" style:font-size-asian="14pt" style:font-size-complex="14pt"/>
    </style:style>
    <style:style style:name="P81" style:family="paragraph" style:parent-style-name="Standard">
      <style:text-properties style:text-position="0% 100%" fo:font-size="14pt" fo:font-style="normal" officeooo:rsid="004ded20" officeooo:paragraph-rsid="004ded20" style:font-size-asian="14pt" style:font-style-asian="normal" style:font-size-complex="14pt" style:font-style-complex="normal"/>
    </style:style>
    <style:style style:name="P82" style:family="paragraph" style:parent-style-name="Standard">
      <style:text-properties style:text-position="0% 100%" fo:font-size="14pt" fo:font-style="normal" officeooo:rsid="004ec1b8" officeooo:paragraph-rsid="004ded20" style:font-size-asian="14pt" style:font-style-asian="normal" style:font-size-complex="14pt" style:font-style-complex="normal"/>
    </style:style>
    <style:style style:name="P83" style:family="paragraph" style:parent-style-name="Standard">
      <style:text-properties style:text-position="0% 100%" fo:font-size="14pt" fo:font-style="normal" officeooo:rsid="004ec1b8" officeooo:paragraph-rsid="004ec1b8" style:font-size-asian="14pt" style:font-style-asian="normal" style:font-size-complex="14pt" style:font-style-complex="normal"/>
    </style:style>
    <style:style style:name="P84" style:family="paragraph" style:parent-style-name="Standard">
      <style:text-properties style:text-position="0% 100%" fo:font-size="14pt" fo:font-style="normal" officeooo:rsid="004ec1b8" officeooo:paragraph-rsid="0050bd43" style:font-size-asian="14pt" style:font-style-asian="normal" style:font-size-complex="14pt" style:font-style-complex="normal"/>
    </style:style>
    <style:style style:name="P85" style:family="paragraph" style:parent-style-name="Standard">
      <style:text-properties style:text-position="0% 100%" fo:font-size="14pt" fo:font-style="normal" officeooo:rsid="005058bb" officeooo:paragraph-rsid="005058bb" style:font-size-asian="14pt" style:font-style-asian="normal" style:font-size-complex="14pt" style:font-style-complex="normal"/>
    </style:style>
    <style:style style:name="P86" style:family="paragraph" style:parent-style-name="Standard">
      <style:text-properties style:text-position="0% 100%" fo:font-size="14pt" fo:font-style="normal" officeooo:rsid="0050bd43" officeooo:paragraph-rsid="0050bd43" style:font-size-asian="14pt" style:font-style-asian="normal" style:font-size-complex="14pt" style:font-style-complex="normal"/>
    </style:style>
    <style:style style:name="P87" style:family="paragraph" style:parent-style-name="Standard">
      <style:text-properties style:text-position="0% 100%" fo:font-size="16pt" fo:font-style="normal" style:text-underline-style="solid" style:text-underline-width="auto" style:text-underline-color="font-color" fo:font-weight="bold" officeooo:rsid="0043b64a" officeooo:paragraph-rsid="0043b64a" style:font-size-asian="16pt" style:font-style-asian="normal" style:font-weight-asian="bold" style:font-size-complex="16pt" style:font-style-complex="normal" style:font-weight-complex="bold"/>
    </style:style>
    <style:style style:name="T1" style:family="text">
      <style:text-properties style:text-position="super 58%"/>
    </style:style>
    <style:style style:name="T2" style:family="text">
      <style:text-properties style:text-position="super 58%" style:text-underline-style="none" fo:font-weight="normal" style:font-weight-asian="normal" style:font-weight-complex="normal"/>
    </style:style>
    <style:style style:name="T3" style:family="text">
      <style:text-properties style:text-position="super 58%" officeooo:rsid="004ded20"/>
    </style:style>
    <style:style style:name="T4" style:family="text">
      <style:text-properties style:text-position="super 58%" officeooo:rsid="005058bb"/>
    </style:style>
    <style:style style:name="T5" style:family="text">
      <style:text-properties style:text-position="0% 100%"/>
    </style:style>
    <style:style style:name="T6" style:family="text">
      <style:text-properties style:text-position="0% 100%" fo:font-size="16pt" fo:font-style="normal" style:text-underline-style="solid" style:text-underline-width="auto" style:text-underline-color="font-color" officeooo:rsid="003ca6bc" style:font-size-asian="16pt" style:font-style-asian="normal" style:font-size-complex="16pt" style:font-style-complex="normal"/>
    </style:style>
    <style:style style:name="T7" style:family="text">
      <style:text-properties style:text-position="0% 100%" fo:font-size="16pt" fo:font-style="normal" style:text-underline-style="solid" style:text-underline-width="auto" style:text-underline-color="font-color" officeooo:rsid="003e29e9" style:font-size-asian="16pt" style:font-style-asian="normal" style:font-size-complex="16pt" style:font-style-complex="normal"/>
    </style:style>
    <style:style style:name="T8" style:family="text">
      <style:text-properties style:text-position="0% 100%" fo:font-size="16pt" fo:font-style="normal" style:text-underline-style="solid" style:text-underline-width="auto" style:text-underline-color="font-color" officeooo:rsid="003f0d98" style:font-size-asian="16pt" style:font-style-asian="normal" style:font-size-complex="16pt" style:font-style-complex="normal"/>
    </style:style>
    <style:style style:name="T9" style:family="text">
      <style:text-properties style:text-position="0% 100%" fo:font-size="16pt" fo:font-style="normal" style:text-underline-style="solid" style:text-underline-width="auto" style:text-underline-color="font-color" officeooo:rsid="0044437d" style:font-size-asian="16pt" style:font-style-asian="normal" style:font-size-complex="16pt" style:font-style-complex="normal"/>
    </style:style>
    <style:style style:name="T10" style:family="text">
      <style:text-properties style:text-position="0% 100%" fo:font-size="16pt" fo:font-style="normal" style:text-underline-style="solid" style:text-underline-width="auto" style:text-underline-color="font-color" fo:font-weight="normal" officeooo:rsid="003e29e9" style:font-size-asian="16pt" style:font-style-asian="normal" style:font-weight-asian="normal" style:font-size-complex="16pt" style:font-style-complex="normal" style:font-weight-complex="normal"/>
    </style:style>
    <style:style style:name="T11" style:family="text">
      <style:text-properties style:text-position="0% 100%" fo:font-style="normal" style:text-underline-style="none" style:font-style-asian="normal" style:font-style-complex="normal"/>
    </style:style>
    <style:style style:name="T12" style:family="text">
      <style:text-properties style:text-position="0% 100%" fo:font-style="normal" style:text-underline-style="none" officeooo:rsid="005058bb" style:font-style-asian="normal" style:font-style-complex="normal"/>
    </style:style>
    <style:style style:name="T13" style:family="text">
      <style:text-properties style:font-name="Liberation Serif1" style:font-name-asian="Liberation Serif1" style:font-name-complex="Liberation Serif1"/>
    </style:style>
    <style:style style:name="T14" style:family="text">
      <style:text-properties style:font-name="Liberation Serif1" fo:font-weight="normal" style:font-name-asian="Liberation Serif1" style:font-weight-asian="normal" style:font-name-complex="Liberation Serif1"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f0d98" style:font-weight-asian="normal" style:font-weight-complex="normal"/>
    </style:style>
    <style:style style:name="T18" style:family="text">
      <style:text-properties fo:font-weight="normal" officeooo:rsid="0044437d" style:font-weight-asian="normal" style:font-weight-complex="normal"/>
    </style:style>
    <style:style style:name="T19" style:family="text">
      <style:text-properties fo:font-weight="normal" officeooo:rsid="004c67ac"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47cbfe" style:font-style-asian="italic" style:font-style-complex="italic"/>
    </style:style>
    <style:style style:name="T23" style:family="text">
      <style:text-properties fo:font-style="italic" style:text-underline-style="none" fo:font-weight="normal" officeooo:rsid="003ca6bc"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383e42" style:font-style-asian="normal" style:font-style-complex="normal"/>
    </style:style>
    <style:style style:name="T27" style:family="text">
      <style:text-properties fo:font-style="normal" officeooo:rsid="004ec1b8" style:font-style-asian="normal" style:font-style-complex="normal"/>
    </style:style>
    <style:style style:name="T28" style:family="text">
      <style:text-properties fo:font-style="normal" officeooo:rsid="0052850b" style:font-style-asian="normal" style:font-style-complex="normal"/>
    </style:style>
    <style:style style:name="T29" style:family="text">
      <style:text-properties officeooo:rsid="002cc69b"/>
    </style:style>
    <style:style style:name="T30" style:family="text">
      <style:text-properties officeooo:rsid="00353c4d"/>
    </style:style>
    <style:style style:name="T31" style:family="text">
      <style:text-properties officeooo:rsid="00383e42"/>
    </style:style>
    <style:style style:name="T32" style:family="text">
      <style:text-properties officeooo:rsid="0039c4b5"/>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3ca6bc" style:font-weight-asian="normal" style:font-weight-complex="normal"/>
    </style:style>
    <style:style style:name="T35" style:family="text">
      <style:text-properties style:text-underline-style="none" fo:font-weight="normal" officeooo:rsid="0049bf2e" style:font-weight-asian="normal" style:font-weight-complex="normal"/>
    </style:style>
    <style:style style:name="T36" style:family="text">
      <style:text-properties style:text-underline-style="none" fo:font-weight="normal" officeooo:rsid="00516720" style:font-weight-asian="normal" style:font-weight-complex="normal"/>
    </style:style>
    <style:style style:name="T37" style:family="text">
      <style:text-properties fo:font-size="16pt" style:font-size-asian="16pt" style:font-size-complex="16pt"/>
    </style:style>
    <style:style style:name="T38" style:family="text">
      <style:text-properties fo:font-size="16pt" officeooo:rsid="003b7cba" style:font-size-asian="16pt" style:font-size-complex="16pt"/>
    </style:style>
    <style:style style:name="T39" style:family="text">
      <style:text-properties fo:font-size="16pt" officeooo:rsid="003ca6bc" style:font-size-asian="16pt" style:font-size-complex="16pt"/>
    </style:style>
    <style:style style:name="T4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1" style:family="text">
      <style:text-properties fo:font-size="16pt" style:text-underline-style="solid" style:text-underline-width="auto" style:text-underline-color="font-color" fo:font-weight="bold" officeooo:rsid="004af8ba" style:font-size-asian="16pt" style:font-weight-asian="bold" style:font-size-complex="16pt" style:font-weight-complex="bold"/>
    </style:style>
    <style:style style:name="T42" style:family="text">
      <style:text-properties fo:font-size="16pt" style:text-underline-style="solid" style:text-underline-width="auto" style:text-underline-color="font-color" style:font-size-asian="16pt" style:font-size-complex="16pt"/>
    </style:style>
    <style:style style:name="T43" style:family="text">
      <style:text-properties fo:font-size="16pt" style:text-underline-style="none" fo:font-weight="normal" style:font-size-asian="16pt" style:font-weight-asian="normal" style:font-size-complex="16pt" style:font-weight-complex="normal"/>
    </style:style>
    <style:style style:name="T44" style:family="text">
      <style:text-properties fo:font-size="16pt" style:text-underline-style="none" fo:font-weight="normal" officeooo:rsid="003ca6bc" style:font-size-asian="16pt" style:font-weight-asian="normal" style:font-size-complex="16pt" style:font-weight-complex="normal"/>
    </style:style>
    <style:style style:name="T45"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46" style:family="text">
      <style:text-properties officeooo:rsid="003b7cba"/>
    </style:style>
    <style:style style:name="T47" style:family="text">
      <style:text-properties officeooo:rsid="0040cd34"/>
    </style:style>
    <style:style style:name="T48" style:family="text">
      <style:text-properties officeooo:rsid="00357232"/>
    </style:style>
    <style:style style:name="T49" style:family="text">
      <style:text-properties officeooo:rsid="00423280"/>
    </style:style>
    <style:style style:name="T50" style:family="text">
      <style:text-properties officeooo:rsid="003f0d98"/>
    </style:style>
    <style:style style:name="T51" style:family="text">
      <style:text-properties officeooo:rsid="0044437d"/>
    </style:style>
    <style:style style:name="T52" style:family="text">
      <style:text-properties officeooo:rsid="0047cbfe"/>
    </style:style>
    <style:style style:name="T53" style:family="text">
      <style:text-properties officeooo:rsid="0049bf2e"/>
    </style:style>
    <style:style style:name="T54" style:family="text">
      <style:text-properties officeooo:rsid="004af8ba"/>
    </style:style>
    <style:style style:name="T55" style:family="text">
      <style:text-properties officeooo:rsid="004c67ac"/>
    </style:style>
    <style:style style:name="T56" style:family="text">
      <style:text-properties officeooo:rsid="004ded20"/>
    </style:style>
    <style:style style:name="T57" style:family="text">
      <style:text-properties officeooo:rsid="005058bb"/>
    </style:style>
    <style:style style:name="T58" style:family="text">
      <style:text-properties officeooo:rsid="00516720"/>
    </style:style>
    <style:style style:name="T59" style:family="text">
      <style:text-properties officeooo:rsid="005285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eataxe-64<text:span text:style-name="T29"> Arizona release.</text:span></text:p>
      <text:p text:style-name="P31">Richard Parker <text:span text:style-name="T30">1.3</text:span>.201<text:span text:style-name="T30">8</text:span></text:p>
      <text:p text:style-name="P1"/>
      <text:p text:style-name="P33">Section 1 – Introduction</text:p>
      <text:p text:style-name="P2"/>
      <text:p text:style-name="P3">This document describes the meataxe64 system as it was on 1.3.2018 - the "Arizona" release<text:span text:style-name="T47">, intended in the first instance for use by Klaus Lux and probably Alex Ryba. <text:s/>It is described here as a collection of programs, whose names begin with z, that do things to (mainly) matrices in files. <text:s/>Other ways of using the system are (at least partially) available but are not documented here.</text:span></text:p>
      <text:p text:style-name="P3"/>
      <text:p text:style-name="P9">It should be realized at the outset I<text:span text:style-name="T48"> have been developing these programs since Nikolaus 2011</text:span>, with Jon Thackray and (more recently) Steve Linton contributing code also. <text:s/>It takes a lot of work to do <text:span text:style-name="T21">anything</text:span> at the performance of meataxe64. <text:s/></text:p>
      <text:p text:style-name="P3"/>
      <text:p text:style-name="P3">The system works only on x86 in 64-bit mode. <text:s/>It is designed for Linux, but Klaus and Steve have got it working also on a Mac<text:span text:style-name="T47"> and a windows port is thinkable, though never attempted</text:span>.<text:span text:style-name="T53"> <text:s/>A port to another chip is not really possible, as will be explained in section 9.</text:span> <text:s/>It has a fast implementation of all small fields now (the smalles<text:span text:style-name="T31">t</text:span> that is not<text:span text:style-name="T59"> mega-</text:span>fast is 197), and can do all the usual basic operations needed to chop modules - add, multiply, nullspace, transpose, invert, spin, action on sub- and quotient-space, standard basis. <text:s/>The programs are mainly in 'c' with some x86 assembler where necessary.</text:p>
      <text:p text:style-name="P3"/>
      <text:p text:style-name="P4">Currently Gaussian, multiplication and transpose all operate by reading at least one matrix into memory. <text:s/>Much of the design work for a "disk chopping" system is in place, but no code has yet been produced along these lines.</text:p>
      <text:p text:style-name="P4"/>
      <text:p text:style-name="P4">The Multi-core Gaussian has been <text:span text:style-name="T21">extremely</text:span><text:span text:style-name="T25"> hard to get working, and even now </text:span><text:span text:style-name="T26">there is no multi-core determinant.</text:span><text:span text:style-name="T25"> <text:s/>It does do everything else, though</text:span><text:span text:style-name="T26"> with some minor inefficiencies in some cases.</text:span></text:p>
      <text:p text:style-name="P19"/>
      <text:p text:style-name="P34">Section 2 – <text:span text:style-name="T31">Installation and use</text:span>.</text:p>
      <text:p text:style-name="P5"/>
      <text:p text:style-name="P20">The "Arizona" tar file must be extracted, and the result is a directory mtx64 with the following sub-directories . . .</text:p>
      <text:p text:style-name="P20"/>
      <text:p text:style-name="P6"><text:span text:style-name="T24">bin </text:span><text:span text:style-name="T25">- will contain the binaries when they are compiled</text:span></text:p>
      <text:p text:style-name="P20">doc - contains some documentation</text:p>
      <text:p text:style-name="P20">ideas - contains loads of documents - me thinking things out.</text:p>
      <text:p text:style-name="P6"><text:span text:style-name="T24">jif </text:span><text:span text:style-name="T25">- contains a few (bash) shell scripts</text:span></text:p>
      <text:p text:style-name="P20">lib - contains some group generators</text:p>
      <text:p text:style-name="P20">obsolete - contains some stuff that is probably now obsolete</text:p>
      <text:p text:style-name="P20">olddoc - contains documentation that is not up-to-date</text:p>
      <text:p text:style-name="P20"><text:soft-page-break/>predoc - contains some more work-in-progress documentation</text:p>
      <text:p text:style-name="P20">reg - contains some regression data</text:p>
      <text:p text:style-name="P20">src - contains the sources of the important <text:span text:style-name="T47">subroutines and </text:span>programs</text:p>
      <text:p text:style-name="P20">src2 - contains the sources of some other programs of secondary interest</text:p>
      <text:p text:style-name="P20">test - the first working director for holding matrices etc.</text:p>
      <text:p text:style-name="P20">timings - collecting together some timings for the Gaussian paper.</text:p>
      <text:p text:style-name="P20"/>
      <text:p text:style-name="P20">The first step is to edit the file mtx64/src/tuning.h, which contains three #defines - the memory size, the number of threads to use and the maximum chop. <text:s/>You will not go far wrong if you set the memory size to about 80% of the available memory, the number of threads to the number of cores, and leave MAXCHOP at 25.</text:p>
      <text:p text:style-name="P20"/>
      <text:p text:style-name="P21">There are three shell-scripts to do with compiling - makl, compa and comp2. <text:s/>They all expect "bash" to be the shell.</text:p>
      <text:p text:style-name="P21"/>
      <text:p text:style-name="P21"><text:span text:style-name="T20">makl</text:span> compiles all the subroutines of the system. <text:s/>It must be run first and makes a library for all the other programs to get their routines from.</text:p>
      <text:p text:style-name="P21"/>
      <text:p text:style-name="P22">compa<text:span text:style-name="T33"> compiles all the main programs.</text:span></text:p>
      <text:p text:style-name="P24"/>
      <text:p text:style-name="P22">comp2<text:span text:style-name="T33"> is not normally needed, compiling a set of programs mainly useful for testing</text:span><text:span text:style-name="T35"> and system development</text:span><text:span text:style-name="T33">.</text:span></text:p>
      <text:p text:style-name="P24"/>
      <text:p text:style-name="P22"><text:span text:style-name="T33">The next step is probably to run </text:span>val2<text:span text:style-name="T33">. <text:s/>This runs for about ten minutes and runs hundreds of tests. <text:s/>If they all pass, it produces no output. <text:s/>Any output indicates an error of some kind.</text:span><text:span text:style-name="T36"> <text:s/>You might like to run </text:span><text:span text:style-name="T58">val1</text:span><text:span text:style-name="T36"> also and look to see if it seems OK. <text:s/>Again it takes about 10 mins.</text:span></text:p>
      <text:p text:style-name="P24"/>
      <text:p text:style-name="P24">If there are no compilation errors and val2 runs correctly, the system is probably more-or-less working.</text:p>
      <text:p text:style-name="P24"/>
      <text:p text:style-name="P74">The simple way to use the system is to hold all the matrices in mtx64/test and only do one thing at a time. <text:s/>If you find you want to be doing more - perhaps you are running a 3-day chop and want do prepare some little thing as well - the idea is that you make other directories sibling to /test (e.g. /mydir) and then just copy /test/go to mydir. <text:s/>If you do want to be doing lots of things at once, it is probably best to keep an eye on the total memory usage (I just run 'top'). <text:s/>Indeed you might even recompile the system with a lower MEGABYTES in tuning.h so that things try to use less memory, though to be honest this will not have as much effect as I would like.</text:p>
      <text:p text:style-name="P74"/>
      <text:p text:style-name="P75">In general, the idea is that every program run writes to the logfile (in the current directory) giving a history of what has been done, and with a (bespoke) checksum so that files can be compared across space and time to check that no mistakes have been made. <text:s/>This did not fit well with Thackray's stuff (split and standard basis), and the jury is still out as to how this should be fixed. </text:p>
      <text:p text:style-name="P75"/>
      <text:p text:style-name="P24"/>
      <text:p text:style-name="P35"><text:soft-page-break/>Section <text:span text:style-name="T32">3</text:span> – <text:span text:style-name="T32">Getting data in and out</text:span>.</text:p>
      <text:p text:style-name="P7"/>
      <text:p text:style-name="P23"><text:span text:style-name="T33">The programs </text:span>zcv<text:span text:style-name="T33"> and </text:span>zpr<text:span text:style-name="T33"> - convert and print respectively - do what they have done for several decades, and the format of ascii data for a matrix has not changed much either.</text:span></text:p>
      <text:p text:style-name="P25"/>
      <text:p text:style-name="P26">With a bit of programming, it would be possible to produce conversion programs into and out of meatax64 format without going via this ascii data. <text:s/>The basic tool is to use the io.c routines . . . please ask me if you wish to go down this path.</text:p>
      <text:p text:style-name="P25"><text:s/></text:p>
      <text:p text:style-name="P7"><text:span text:style-name="T40">zcv m1 &lt; text</text:span> Meataxe64 works with an internal format for matrices and zcv is a program to convert data into this internal format from other sources. Since time immemorial (i.e. about 1982) there has been a program zcv that was originally designed to convert matrices from a FORTRAN system for use in the "c" meataxe that was gradually emerging at the time. <text:s/>This format is still in use (e.g. the "meataxe" format on the QMC web-site of group representations) but the last thirty years of hardware and software development have made a substantial upgrade to this program necessary.</text:p>
      <text:p text:style-name="P7"/>
      <text:p text:style-name="P7">The program takes its input from stdin and produces an output matrix in a file whose name is given on the command line (i.e. argv[1]). <text:s/>Hence, a typical run is</text:p>
      <text:p text:style-name="P7"/>
      <text:p text:style-name="P69">zcv a1 &lt; text1</text:p>
      <text:p text:style-name="P7"/>
      <text:p text:style-name="P7">to take the contents of the file "text1" and produce the internal-format matrix in the file a1.</text:p>
      <text:p text:style-name="P7"/>
      <text:p text:style-name="P7">The file begins with a collection of integers separated by whitespace. <text:s/>The first integer is a "<text:span text:style-name="T15">mode</text:span>" (which may be extended later). <text:s/>All the current ones are followed by three further integers which I will refer to as fdef, nor and noc. <text:s/>They must each fit into a 64-bit integer.</text:p>
      <text:p text:style-name="P7"/>
      <text:p text:style-name="P7">Mode 1 reads lines of 80 characters and interprets each individual character as a field entry. <text:s/>As well as 0-9, however, upper and lower case letters are accepted so that A=10 up to Z=35 and a=<text:span text:style-name="T13">−</text:span>26 down to z=<text:span text:style-name="T13">−</text:span>1. <text:s/>Hence moderate fields can be handled in a compact fashion. <text:s/>I believe the A-Z has been used somewhere, though the QMC <text:s/>Atlas uses mode 3. <text:s/>Mode 1 may be used when the characteristic is large provided only numbers in the range <text:span text:style-name="T13">−</text:span>26 to +35 occur. <text:s/>If the field is of composite order, these numbers are <text:span text:style-name="T15">not</text:span><text:span text:style-name="T16"> reduced mod p, but treated as polynomials in the usual way. <text:s/>Negative numbers </text:span><text:span text:style-name="T14">−x </text:span><text:span text:style-name="T16">are treated as fdef</text:span><text:span text:style-name="T14">−</text:span><text:span text:style-name="T16">x.</text:span></text:p>
      <text:p text:style-name="P7"/>
      <text:p text:style-name="P7">Mode 2 reads permutations as integers separated by whitespace, and converts them into permutation matrices.</text:p>
      <text:p text:style-name="P7"/>
      <text:p text:style-name="P7">Mode 3 reads 25 entries per line as three character fields. <text:s/>This is a backward-compatiblilty mode, as there may be files where the prime is greater than 100 so that <text:soft-page-break/>the data could not be readily extracted otherwise. <text:s/>Not a big problem, but not a hard solution.</text:p>
      <text:p text:style-name="P7"/>
      <text:p text:style-name="P7">Mode 4 is similarly backwards-compatible with five 8-character elements per field.</text:p>
      <text:p text:style-name="P7"/>
      <text:p text:style-name="P7">Mode 5 is also backwards-compatible, reducing the entries modulo the characteristic.</text:p>
      <text:p text:style-name="P7"/>
      <text:p text:style-name="P7">Mode 6 is new. <text:s/>Each entry is an integer followed by whitespace, and is converted into an unsigned 64-bit integer and used directly as a field element. <text:s/>Hence, for example, if the field is order 27, 25 would be 1 in mode 5, but would be 2x<text:span text:style-name="T1">2</text:span><text:span text:style-name="T5"> + 2x + 1 modulo the Conway polynomial mod 3 in mode 6.</text:span></text:p>
      <text:p text:style-name="P42"/>
      <text:p text:style-name="P42">Mode 12 <text:span text:style-name="T46">and 13 </text:span>will be retained for inputting permutations as permutations, once meataxe64 has such a concept (which currently it does not<text:span text:style-name="T32"> really have</text:span>)<text:span text:style-name="T46">.</text:span></text:p>
      <text:p text:style-name="P42"/>
      <text:p text:style-name="P42">Further modes will be added as and when necessary, with Magma and GAP input being fairly high on the priority list.</text:p>
      <text:p text:style-name="P42"/>
      <text:p text:style-name="P43"><text:span text:style-name="T40">zpr m <text:s text:c="2"/>or <text:s text:c="2"/>zpr m opt</text:span><text:span text:style-name="T37"> </text:span><text:span text:style-name="T38">t</text:span>o convert an internal-format meataxe64 matrix into a text form. <text:s/>The output format is suitable for input via zcv (possibly after processing by external programs) and is in a format determined by the option integer (if present) or the field size if the option is not present. <text:s/>These options correspond to the modes in the zcv description, and the reader is referred there. <text:s/>If a mode is chosen that cannot hold the entry, asterisks are printed.</text:p>
      <text:p text:style-name="P43"/>
      <text:p text:style-name="P80">There is a director 'lib' containing some generators (copied from Wilson's web site) and a 'grab' shell-script. <text:s/>Hence 'grab co3 5' will get two generators for the Conway group co3 over the field of order 5 by converting permutations to permutation matrices.</text:p>
      <text:p text:style-name="P43"/>
      <text:p text:style-name="P36">Section <text:span text:style-name="T46">4</text:span> – <text:span text:style-name="T46">Programs for chopping</text:span>.</text:p>
      <text:p text:style-name="P8"/>
      <text:p text:style-name="P57">Once you have some matrices and you wish to chop the algebra generated into irreducibles, only the basic programs are supplied. <text:s/>You have to do things by hand. <text:s/>I usually keep my generators in a1, a2, a3, . . .</text:p>
      <text:p text:style-name="P57"/>
      <text:p text:style-name="P52"><text:span text:style-name="T33">The first step is to make the element of the algebra whose null-vectors you propose to spin. <text:s/>I usually keep this algebra element in af. <text:s/>Apart from the built-in "cp" command, </text:span>zad<text:span text:style-name="T33"> is used to add and </text:span>zmu<text:span text:style-name="T33"> to multiply matrices.</text:span></text:p>
      <text:p text:style-name="P43"/>
      <text:p text:style-name="P52"><text:span text:style-name="T37">zad m1 m2 m</text:span><text:span text:style-name="T43"> </text:span><text:span text:style-name="T33">To add m1 to m2 and put the result into the matrix m. <text:s/>zad works one row at a time, so is not really limited by memory - it just needs space for a couple of rows.</text:span><text:span text:style-name="T34"> <text:s/>There is no need for multi-core operation as it is disk IO bound anyway.</text:span></text:p>
      <text:p text:style-name="P43"/>
      <text:p text:style-name="P52"><text:span text:style-name="T37">zmu m1 m2 m</text:span><text:span text:style-name="T43"> </text:span><text:span text:style-name="T33">To multiply matrix m1 by m2 (in that order) and put the result into the matrix m. <text:s/>zmu uses multi-threading but currently neither chops on disk nor re-</text:span><text:soft-page-break/><text:span text:style-name="T33">reads matrices, so the size it can cope with is limited by memory availability.</text:span></text:p>
      <text:p text:style-name="P57"/>
      <text:p text:style-name="P58">The next step is usually to compute the null-space.</text:p>
      <text:p text:style-name="P44"/>
      <text:p text:style-name="P53"><text:span text:style-name="T37">z</text:span><text:span text:style-name="T39">n</text:span><text:span text:style-name="T37">u m1 m</text:span><text:span text:style-name="T43"> </text:span><text:span text:style-name="T33">To </text:span><text:span text:style-name="T34">compute the null-space of matrix m1 and put it into the matrix m.</text:span></text:p>
      <text:p text:style-name="P58"/>
      <text:p text:style-name="P53"><text:span text:style-name="T34">The spinning procedure spins up </text:span><text:span text:style-name="T23">all</text:span><text:span text:style-name="T34"> the vectors, so if the nullspace is greater than 1, it may be best to select a single vector to spin, rather than finding the smallest invariant subspace containing all the vectors. <text:s/>If so, use the program . . .</text:span></text:p>
      <text:p text:style-name="P58"/>
      <text:p text:style-name="P53"><text:span text:style-name="T39">zsv m1 &lt;proj-vec-no&gt; m2</text:span><text:span text:style-name="T44"> </text:span><text:span text:style-name="T34">to extract a single vector from the space spanned by the rows of m1. <text:s/>If there are D (row) vectors in m1 and the field order is q, there are </text:span></text:p>
      <text:p text:style-name="P58"/>
      <text:p text:style-name="P54"><text:span text:style-name="T33">X = (q</text:span><text:span text:style-name="T2">D</text:span><text:span text:style-name="T33">-1)/(q-1)</text:span></text:p>
      <text:p text:style-name="P58"/>
      <text:p text:style-name="P58">1-spaces in the span, and these are numbered 0-(X-1) in some fixed order.</text:p>
      <text:p text:style-name="P58"/>
      <text:p text:style-name="P55"><text:span text:style-name="T33">The three programs </text:span>zis<text:span text:style-name="T33">, </text:span>zsa<text:span text:style-name="T33"> and </text:span>zqa<text:span text:style-name="T33"> between them supply the "split" functionality. <text:s/></text:span></text:p>
      <text:p text:style-name="P59"/>
      <text:p text:style-name="P59">The zis program takes a seed, produces a "space", and any number of generators.</text:p>
      <text:p text:style-name="P59"/>
      <text:p text:style-name="P27"><text:span text:style-name="T6">z</text:span><text:span text:style-name="T7">is v1 sp g1 g2 g3 ... </text:span><text:span text:style-name="T17"><text:s/>to spin up the vector(s) in v1 under the algebra generated by g1, g2, g3 etc. and produce the invariant subspace "in" sp. <text:s/>In fact the result is a space in NREF (Negative Reduced Echelon Form) and consists of two files - sp.bs listing the pivotal columns and sp.rem giving the rows on the remaining columns.</text:span></text:p>
      <text:p text:style-name="P60"/>
      <text:p text:style-name="P28"><text:span text:style-name="T6">z</text:span><text:span text:style-name="T8">sa </text:span><text:span text:style-name="T7">s</text:span><text:span text:style-name="T8">p m1 s1</text:span><text:span text:style-name="T17"> to compute the action of m1 on the space sp, and write the action on the subspace into the matrix s1.</text:span></text:p>
      <text:p text:style-name="P60"/>
      <text:p text:style-name="P28"><text:span text:style-name="T6">z</text:span><text:span text:style-name="T8">qa </text:span><text:span text:style-name="T7">s</text:span><text:span text:style-name="T8">p m1 q1</text:span><text:span text:style-name="T17"> to compute the action of m1 on the quotient space by sp, and write the action on the quoient space into the matrix q1.</text:span></text:p>
      <text:p text:style-name="P17"/>
      <text:p text:style-name="P61">The z<text:span text:style-name="T51">sb</text:span> program takes a seed<text:span text:style-name="T51"> and produces a standard basis</text:span>.</text:p>
      <text:p text:style-name="P61"/>
      <text:p text:style-name="P29"><text:span text:style-name="T6">z</text:span><text:span text:style-name="T9">sb</text:span><text:span text:style-name="T7"> v1 </text:span><text:span text:style-name="T9">my</text:span><text:span text:style-name="T7">s</text:span><text:span text:style-name="T9">b</text:span><text:span text:style-name="T7"> g1 g2 g3 ...</text:span><text:span text:style-name="T10"> </text:span><text:span text:style-name="T17"><text:s/>to spin up the vector(s) in v1 under the algebra generated by g1, g2, g3 etc. and produce the </text:span><text:span text:style-name="T18">standard basis mysb.sb. <text:s/>It also produces mysb.bs and mysb.rem whose purpose I do not know (must ask Jon about that sometime).</text:span></text:p>
      <text:p text:style-name="P70"/>
      <text:p text:style-name="P30"><text:span text:style-name="T18">z</text:span><text:span text:style-name="T16">sb only produces the standard basis. <text:s/>To conjugate into that basis you will need</text:span></text:p>
      <text:p text:style-name="P71"/>
      <text:p text:style-name="P30"><text:span text:style-name="T42">ziv m1 m2</text:span><text:span text:style-name="T16"> to compute the inverse of the matrix m1 into m2. <text:s/>Of course m1 must be square and invertible.</text:span></text:p>
      <text:p text:style-name="P70"/>
      <text:p text:style-name="P15"><text:span text:style-name="T18">F</text:span><text:span text:style-name="T19">or Norton's irreducibility test, you will need . . .</text:span></text:p>
      <text:p text:style-name="P72"/>
      <text:p text:style-name="P48"><text:soft-page-break/><text:span text:style-name="T40">ztr m1 m2</text:span><text:span text:style-name="T37"> </text:span><text:span text:style-name="T55">to trans</text:span>pose matrix m1 and put the result into m2. <text:s/>Example</text:p>
      <text:p text:style-name="P48"/>
      <text:p text:style-name="P48"><text:s text:c="2"/>Matrix (m1) <text:s text:c="4"/>Transpose (m2)</text:p>
      <text:p text:style-name="P48"><text:s text:c="4"/>1 4 2 5 4 <text:s text:c="12"/>1 3 2 4</text:p>
      <text:p text:style-name="P48"><text:s text:c="4"/>3 2 5 6 1 <text:s text:c="12"/>4 2 2 6</text:p>
      <text:p text:style-name="P48"><text:s text:c="4"/>2 2 1 1 2 <text:s text:c="12"/>2 5 1 3</text:p>
      <text:p text:style-name="P48"><text:s text:c="4"/>4 6 3 2 1 <text:s text:c="12"/>5 6 1 2</text:p>
      <text:p text:style-name="P48"><text:s text:c="31"/>4 1 2 1</text:p>
      <text:p text:style-name="P48"/>
      <text:p text:style-name="P48">The program works by reading in m1, and then <text:span text:style-name="T55">transposing in memory to produce the <text:s/>output m2, using look-up tablesin a cache-friendly way (not entirely obvious for transpose) with the result that the operation is IO/bound and no multi-core operation is needed. <text:s/>This is one of the three major functions (the others are multiply and Gaussian) that should really have disk-chopping enabled, but this has not yet been implemented.</text:span></text:p>
      <text:p text:style-name="P17"/>
      <text:p text:style-name="P37">Section <text:span text:style-name="T49">5</text:span> – <text:span text:style-name="T49">Shell Scripts for chopping</text:span>.</text:p>
      <text:p text:style-name="P10"/>
      <text:p text:style-name="P62"><text:span text:style-name="T50">T</text:span>he beginner user will find it quite hard work to use the programs as described in section 4, but perseverance is recommended to start with. <text:s/>Once some familiarity with what is happening has been grasped, however, the experienced user will still find it hard work using the programs, and will probably soon want to develop some shell scripts to remove the repetitive typing and reduce the typing errors. <text:s/>It seems that each user has their own style of working, and will probably need to write their own shell scripts to suit that style. <text:s/>"Arizona" comes with shell scripts that suit my style. <text:s/>There is no need to use them, but they are documented here in case they prove useful.</text:p>
      <text:p text:style-name="P62"/>
      <text:p text:style-name="P62">I keep my generators in a1, a2 and possibly a3. <text:s/>Some of the shell-scripts (but <text:span text:style-name="T21">not</text:span> the programs!) need to know how many generators there are, so there are shell-scripts</text:p>
      <text:p text:style-name="P62">lo2, st2, sp2, ni2, sb2 for working with 2-generator algebras, and similarly</text:p>
      <text:p text:style-name="P63">lo3, st3, sp3, ni3, sb3 for working with 3-generator algebras. <text:s/>To work with N generator algebras, my first step is to produce these scripts for N generators - I recently worked with 11 generators, so I made scripts lo11, st11, sp11, ni11 (I didn't need sb11 for this work).<text:span text:style-name="T53"> <text:s/>It must be admitted that setting the number of generators remains an issue for this system - solvable, but perhaps not as simple to solve as one might like. <text:s/>The remainder of this section assumes two generators.</text:span></text:p>
      <text:p text:style-name="P63"/>
      <text:p text:style-name="P68"><text:span text:style-name="T42">st2 rep</text:span><text:span text:style-name="T16"> simply copies a1 to rep1 and a2 to rep2, so that a library of representations can be built up. <text:s/>I usually use names that remind me what the representation is - for example st2 k126 would be used to store a 126-dimensional representation.</text:span></text:p>
      <text:p text:style-name="P64"/>
      <text:p text:style-name="P68"><text:span text:style-name="T42">lo2 rep</text:span><text:span text:style-name="T16"> conversely copies rep1 to a1 and rep2 to a2</text:span></text:p>
      <text:p text:style-name="P63"/>
      <text:p text:style-name="P64">The next step is to make an element of the (group) algebra whose nullspace we will use for chopping. <text:s/>I keep that element in 'af'. <text:s/>Suppose one wanted to use a1+a2+a1.a2. <text:s/>The first step would be to multiply a1 by a2 into af. <text:s/>The next two <text:soft-page-break/>steps add matrices into af, and I find it useful, instead of typing (say)</text:p>
      <text:p text:style-name="P64"/>
      <text:p text:style-name="P64">zad a1 af ax</text:p>
      <text:p text:style-name="P64">mv ax af</text:p>
      <text:p text:style-name="P64"/>
      <text:p text:style-name="P64">to use a script</text:p>
      <text:p text:style-name="P64"/>
      <text:p text:style-name="P87">adin a1</text:p>
      <text:p text:style-name="P64"/>
      <text:p text:style-name="P64">to do this.</text:p>
      <text:p text:style-name="P64">The next step is the nullspace, and I just do it by hand - znu af an every time, and indeed select the vector to spin up using the programs directly too.</text:p>
      <text:p text:style-name="P64"/>
      <text:p text:style-name="P64"><text:span text:style-name="T40">sp2</text:span> is a shell-script that takes the vector(s) in an and spins them under a1 a2. <text:s/><text:span text:style-name="T51">If the vector spins up to the whole space this results in some harmless error messages that ought to be sorted out! <text:s/>Otherwise the subspace ends up in s and the quotient in q.</text:span></text:p>
      <text:p text:style-name="P64"/>
      <text:p text:style-name="P56"><text:span text:style-name="T37">sb2</text:span><text:span text:style-name="T33"> is a shell script that uses a single characteristic null-vector in 'an' to spin up to a standard basis, and then the representation is conjugated so that the representation in 's' is in standard basis. <text:s/>Hence one usually types</text:span></text:p>
      <text:p text:style-name="P67"/>
      <text:p text:style-name="P67">sb2</text:p>
      <text:p text:style-name="P67">lo s</text:p>
      <text:p text:style-name="P67"/>
      <text:p text:style-name="P39">Section <text:span text:style-name="T53">6</text:span> – <text:span text:style-name="T53">Some further programs.</text:span></text:p>
      <text:p text:style-name="P12"/>
      <text:p text:style-name="P13">There are four programs for tensoring - the <text:s/>tensor program itself, and three for producing specific parts of the tensor square and tensor cube.</text:p>
      <text:p text:style-name="P45"/>
      <text:p text:style-name="P45"><text:span text:style-name="T40">zte m1 m2 m3</text:span><text:span text:style-name="T37"> </text:span>Tensor matrices m1 and m2 to produce matrix m3. <text:s/>The result consists of blocks consisting of copies of matrix m2 multiplied by the scalars from m1. <text:s/>The program works perfectly well with rectangular matrices of all shapes and sizes. <text:s text:c="2"/>As an example, </text:p>
      <text:p text:style-name="P45"/>
      <text:p text:style-name="P45"><text:s/>1 2 <text:s text:c="10"/>5 6 <text:s text:c="13"/>5 <text:s text:c="2"/>6 <text:s/>10 <text:s/>12</text:p>
      <text:p text:style-name="P45"><text:s/>3 4 <text:s text:c="3"/>X <text:s text:c="3"/>7 8 <text:s text:c="5"/>= <text:s text:c="5"/>7 <text:s text:c="2"/>8 <text:s/>14 <text:s/>16</text:p>
      <text:p text:style-name="P45"><text:s text:c="35"/>15 18 <text:s/>20 <text:s/>24</text:p>
      <text:p text:style-name="P45"><text:s text:c="35"/>21 24 <text:s/>28 <text:s/>32</text:p>
      <text:p text:style-name="P45"/>
      <text:p text:style-name="P45"><text:span text:style-name="T40">ze2 m1 m2</text:span> Produce the exterior (skew-symmatric) square of the matrix in m1 and put the result into m2. <text:s/>The program works perfectly well with rectangular matrices. <text:s/>Example</text:p>
      <text:p text:style-name="P45"/>
      <text:p text:style-name="P45"><text:s text:c="2"/>Matrix (m1) <text:s text:c="4"/>Exterior square (m2)</text:p>
      <text:p text:style-name="P45"><text:s text:c="5"/>1 2 2 <text:s text:c="16"/>-3 <text:s text:c="2"/>-1 <text:s text:c="3"/>4</text:p>
      <text:p text:style-name="P45"><text:s text:c="5"/>2 1 3 <text:s text:c="16"/>-5 <text:s text:c="2"/>-5 <text:s text:c="3"/>0</text:p>
      <text:p text:style-name="P45"><text:soft-page-break/><text:s text:c="5"/>3 1 1 <text:s text:c="17"/>1 <text:s text:c="4"/>2 <text:s text:c="3"/>2</text:p>
      <text:p text:style-name="P45"><text:s text:c="5"/>1 3 4 <text:s text:c="16"/>-1 <text:s text:c="2"/>-7 <text:s text:c="2"/>-2</text:p>
      <text:p text:style-name="P45"><text:s text:c="31"/>5 <text:s text:c="4"/>5 <text:s text:c="2"/>-5</text:p>
      <text:p text:style-name="P45"><text:s text:c="31"/>8 <text:s text:c="2"/>11 <text:s text:c="3"/>1</text:p>
      <text:p text:style-name="P45"/>
      <text:p text:style-name="P46"><text:span text:style-name="T40">z</text:span><text:span text:style-name="T41">s</text:span><text:span text:style-name="T40">2 m1 m2</text:span> Produce the <text:span text:style-name="T54">symmetric </text:span>square of the matrix in m1 and put the result into m2. <text:s/>The program works perfectly well with rectangular matrices.<text:span text:style-name="T54"> <text:s/>This program produces the action on homogeneous quadratic polynomials, so in characteristic 2 the Frobenius square is a submodule and the skew-square a quotient. <text:s/></text:span></text:p>
      <text:p text:style-name="P46"/>
      <text:p text:style-name="P45"><text:span text:style-name="T40">ze3 m1 m2</text:span><text:span text:style-name="T37"> </text:span>Produce the exterior (skew-symmatric) cube of the matrix in m1 and put the result into m2. <text:s/>The program works perfectly well with rectangular matrices. <text:s/>The exterior cube is the matrix of all determinants of 3x3 submatrices.</text:p>
      <text:p text:style-name="P45"/>
      <text:p text:style-name="P49"><text:span text:style-name="T40">zfr m1 m2</text:span> Act on m1 by the Frobenius field automorphism to produce m2. <text:s/>A variety of strategies are used to ensure that this works at good performance<text:span text:style-name="T56">, and for the entire set of fields up to 2</text:span><text:span text:style-name="T3">64</text:span><text:span text:style-name="T56">.</text:span></text:p>
      <text:p text:style-name="P49"/>
      <text:p text:style-name="P51">The following two programs work just fine for fields up to 65536, but are not (yet) suitable for working with all fields up to 2<text:span text:style-name="T1">64</text:span>, which really they should be.</text:p>
      <text:p text:style-name="P49"/>
      <text:p text:style-name="P50"><text:span text:style-name="T40">zkc m1 &lt;field-order&gt; m2</text:span> to contract the field to the given field order, which must be a subfield of the field of m1 <text:span text:style-name="T21">containing all the matrix entries of m1</text:span><text:span text:style-name="T25">. <text:s/>It is usually necessary to run standard basis before using this program. If the destination field is the ground field the program always works well, but contracting from one extension field to a smaller one uses logarithms, and hence requires both fields to be at most 65536 at the moment.</text:span></text:p>
      <text:p text:style-name="P81"/>
      <text:p text:style-name="P50"><text:span text:style-name="T45">zkx m1 &lt;field-order&gt; m2</text:span><text:span text:style-name="T25"> to extend the field from that of m1 to the given order. <text:s/>If the starting field is the ground field this program always works well, but otherwise a look-up table is generated </text:span><text:span text:style-name="T27">for each element of the starting field, and enough memory must be available for that table, and time taken to populate it. <text:s/>As a rough guide, zkx is fine if the starting field is less that 1,000,000, heroically workable up to perhaps 1,000,000,000 and useless above that.</text:span></text:p>
      <text:p text:style-name="P82"/>
      <text:p text:style-name="P51"><text:span text:style-name="T45">ztc m1</text:span><text:span text:style-name="T25"> to compute the trace of the matrix m1.</text:span></text:p>
      <text:p text:style-name="P83"/>
      <text:p text:style-name="P51"><text:span text:style-name="T45">zde m1</text:span><text:span text:style-name="T25"> to compute the determinant of the matrix m1. <text:s/>This program does not currently utilize multiple cores. <text:s/>It is work-in-progress (Steve Linton and myself since about 24.2.2018) to try to work out what the sign of the the determinant is in the multi-core world, and we have not yet got it clear. <text:s/>This program is therefore rather slower than it really should be, though still fairly fast.</text:span></text:p>
      <text:p text:style-name="P51"><text:span text:style-name="T25"/></text:p>
      <text:p text:style-name="P78"><text:span text:style-name="T25">A program primarily designed for my own use is zpk, which may be useful.</text:span></text:p>
      <text:p text:style-name="P78"><text:span text:style-name="T25"/></text:p>
      <text:p text:style-name="P78"><text:span text:style-name="T45">zpk m1</text:span><text:span text:style-name="T25"> to look</text:span><text:span text:style-name="T28"> (peek)</text:span><text:span text:style-name="T25"> at the header of the matrix m1 and to give a whole pile of </text:span><text:soft-page-break/><text:span text:style-name="T25">(mainly useless) data about how it will be treated. <text:s/>In particular, however, it tells you the field, the number of rows and the number of columns.</text:span></text:p>
      <text:p text:style-name="P78"><text:span text:style-name="T25"/></text:p>
      <text:p text:style-name="P78"><text:span text:style-name="T25">Another program mainly for testing is zut - the utility program - that does a few useful things to bitstrings.</text:span></text:p>
      <text:p text:style-name="P78"><text:span text:style-name="T25"/></text:p>
      <text:p text:style-name="P78"><text:span text:style-name="T45">zut &lt;option&gt; bitstringfile</text:span><text:span text:style-name="T25"> to perform one of the follo</text:span><text:span text:style-name="T28">w</text:span><text:span text:style-name="T25">ing things</text:span></text:p>
      <text:p text:style-name="P78"><text:span text:style-name="T25"/></text:p>
      <text:p text:style-name="P78"><text:span text:style-name="T25">1 resultfile &lt; text <text:s text:c="2"/>Input bit string</text:span></text:p>
      <text:p text:style-name="P78"><text:span text:style-name="T25">2 bitstring <text:s text:c="10"/>Print bit string</text:span></text:p>
      <text:p text:style-name="P78"><text:span text:style-name="T25">3 bitstring <text:s text:c="10"/>Print ""Nullity "" then number of unset bits</text:span></text:p>
      <text:p text:style-name="P78"><text:span text:style-name="T25">4 bitstring <text:s text:c="10"/>return 0 unless bits is 0, in which case 1</text:span></text:p>
      <text:p text:style-name="P78"><text:span text:style-name="T25">5 bitstring <text:s text:c="10"/>Print ""Split result subspace nnn quotient nnn\n"</text:span></text:p>
      <text:p text:style-name="P84"/>
      <text:p text:style-name="P41">Section <text:span text:style-name="T57">7</text:span> – <text:span text:style-name="T57">The remaining programs.</text:span></text:p>
      <text:p text:style-name="P16"/>
      <text:p text:style-name="P85">The Arizona release still contains quite a few programs left over from V1e. <text:s/>The idea there was that long and complicated shell-scripts could do the operations that are gradually being taken over by proper programs, and I feel it is inappropriate to document these obsolete programs here. <text:s/>Suffice it to say that they enable matrix multiplication and Gaussian via a chopping-on-disk approach, and could - in principle - be resurrected for use in this way. <text:s/>I do not really recommend such an approach - the better way is to write the disk-chopping Gaussian, mulitiplication and transpose that has already been designed. </text:p>
      <text:p text:style-name="P85"/>
      <text:p text:style-name="P86">Further programs are stashed away in src2. <text:s/>In particular there are quite a few very simple versions of programs which can be used for testing, and verification that the whizzy high-performance version does do the same as the simple one.</text:p>
      <text:p text:style-name="P86"/>
      <text:p text:style-name="P86">There are also programs for my own use for looking for addition chains, converting Albrecht tensor subspaces into code for working with extension fields, programs for testing the performance of various things. <text:s/>They are not stable, not well-documented and not intended for anyone else to use.</text:p>
      <text:p text:style-name="P45"/>
      <text:p text:style-name="P40">Section <text:span text:style-name="T57">8</text:span> – <text:span text:style-name="T54">Fields and performance.</text:span></text:p>
      <text:p text:style-name="P14"/>
      <text:p text:style-name="P50">Meataxe64 works (I believe!) over all fields of order less than 2<text:span text:style-name="T1">64</text:span><text:span text:style-name="T57">. <text:s/>They use the Conway polynomial definition in all cases (I am indebted to John Bray for completing the list up to 2</text:span><text:span text:style-name="T4">64</text:span><text:span text:style-name="T57">). <text:s/>T</text:span>he performance generally increases as the field gets smaller. <text:s/>For prime fields, and also all fields up to 65536 (where logs can be used if all else fails) the speed is greater, but very roughly for fields with an HPMI, the performance is another 20 times faster. <text:s text:c="2"/></text:p>
      <text:p text:style-name="P47"/>
      <text:p text:style-name="P47">The HPMI (High Performance Meataxe Interface) has now been written for all primes up to 193. <text:s/>Furthermore the methods of Albrecht, reducing matrix multiplication over extension fields to multiplication over the ground field, have been <text:soft-page-break/>implemented generically for quadratic and cubic extensions, and also for the special-case fields of order {16,32,64,128,256,512,81,243,625}.</text:p>
      <text:p text:style-name="P47"/>
      <text:p text:style-name="P47">Hence, for example, the 64-core "babbage" in St. Andrews was able to invert (the hardest case) a 100,000 x 100,000 matrix over the field of order 50653 (37<text:span text:style-name="T1">3</text:span>) in about three and a half hours.</text:p>
      <text:p text:style-name="P47"/>
      <text:p text:style-name="P47">It must be admitted that the production of a fully efficient Gaussian to work at this scale has been a heroic endeavour, and even now there are many loose ends - in particular we <text:span text:style-name="T21">still</text:span><text:span text:style-name="T25"> don't understand how to get the (sign of the) determinant from a large computation of this sort.</text:span></text:p>
      <text:p text:style-name="P47"/>
      <text:p text:style-name="P38">Section <text:span text:style-name="T51">9</text:span> – <text:span text:style-name="T51">What I have learned making meataxe64</text:span>.</text:p>
      <text:p text:style-name="P11"/>
      <text:p text:style-name="P65">The original "green system" meataxe took a few days to write, but meataxe64 has taken six years so far - more than 100 times as long. <text:s/>Although the aims are wider - the green system only worked mod 2 - the main reason is that it is <text:span text:style-name="T21">much</text:span> harder to write code for peak performance. <text:s/>The vast majority of the software engineering profession do not write performance code, since other requirements - particularly flexibility, speed of development, correctness and ease of testing - take precedence. <text:s/>These are all, of course, worthy requirements.</text:p>
      <text:p text:style-name="P65"/>
      <text:p text:style-name="P66">Meataxe64 has therefore primarily been a case study in performance programming.<text:span text:style-name="T52"> <text:s/>I claim that it is about 300 times faster as a result of my efforts, and this is a credible claim, backed up by working code. <text:s/>One reason is, of course, that it uses multiple cores. <text:s/>If you have 32 cores, you might reasonably expect your program to go 32 times faster. <text:s/>Another is that it uses the vector instructions in a native way. <text:s/>If you work with 256-bit registers, you can hope to do things 4 times faster than if you use 64-bit ones, and again this is - by and large - the case. <text:s/>Another factor that often emerges only slowly is that the L1 cache has (on a 32-core machine) about 200 times the bandwidth as there is to real memory. <text:s/>A common mistake is to do performance tuning on a laptop or desktop and then expect the results to carry over to a 32-core machine. <text:s/>They don't. <text:s/>The memory bandwidth per core is </text:span><text:span text:style-name="T22">much</text:span><text:span text:style-name="T52"> lower on a big machine, requiring the programmer to take great care to use this valuable resource very carefully indeed.</text:span></text:p>
      <text:p text:style-name="P66"/>
      <text:p text:style-name="P18"><text:span text:style-name="T11">On a different note, I found the software development tools a gen</text:span><text:span text:style-name="T12">ui</text:span><text:span text:style-name="T11">ne obstacle to my work. <text:s/>It is as if I am the only person in the world writing performance code, and the software engineering community say "why bother", treating me as if I had a mental illness, or some sort of terrible disease. </text:span><text:span text:style-name="T12"><text:s/>Well . . . perhaps I have, but hopefully the results of my work will, in some small ways at least, be use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3-01T11:45:01.561844916</dc:date>
    <meta:editing-duration>P1DT20M11S</meta:editing-duration>
    <meta:editing-cycles>152</meta:editing-cycles>
    <meta:generator>LibreOffice/5.1.6.2$Linux_X86_64 LibreOffice_project/10m0$Build-2</meta:generator>
    <meta:printed-by>User </meta:printed-by>
    <meta:print-date>2012-08-06T12:45:35</meta:print-date>
    <meta:document-statistic meta:table-count="0" meta:image-count="0" meta:object-count="0" meta:page-count="10" meta:paragraph-count="143" meta:word-count="4226" meta:character-count="23714" meta:non-whitespace-character-count="19034"/>
  </office:meta>
</office:document-meta>
</file>